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d96fe"/>
    </style:style>
    <style:style style:name="P2" style:family="paragraph" style:parent-style-name="Standard">
      <style:text-properties officeooo:rsid="000d96fe" officeooo:paragraph-rsid="000d96fe"/>
    </style:style>
    <style:style style:name="P3" style:family="paragraph" style:parent-style-name="Standard">
      <style:text-properties officeooo:rsid="000d96fe" officeooo:paragraph-rsid="000eba87"/>
    </style:style>
    <style:style style:name="P4" style:family="paragraph" style:parent-style-name="Standard">
      <style:text-properties officeooo:rsid="000eba87" officeooo:paragraph-rsid="000eba87"/>
    </style:style>
    <style:style style:name="P5" style:family="paragraph" style:parent-style-name="Standard">
      <style:text-properties officeooo:rsid="000f1b8c" officeooo:paragraph-rsid="000eba87"/>
    </style:style>
    <style:style style:name="T1" style:family="text">
      <style:text-properties officeooo:rsid="000eba8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Middle (PC Version)</text:p>
      <text:p text:style-name="P1"/>
      <text:p text:style-name="P2">Short Description:</text:p>
      <text:p text:style-name="P2"><text:tab/>The Middle is a Horror/Mystery/Investigation game where you have been chosen to unravel the mystery surrounding ghostly characters in order to allow them to move on.</text:p>
      <text:p text:style-name="P2"/>
      <text:p text:style-name="P2">Long Description:</text:p>
      <text:p text:style-name="P2"><text:tab/>You play as Andrea Summers, <text:span text:style-name="T1">a 31 year old female, who is intrigued by old sites, and the paranormal. One day, like any other normal day, while looking for items in your medicine cabinet, you notice an odd gap, a small gap, that looked to be closed and sealed by hand. You peel back the tape and paint, and discover a small clear bag with some papers inside. </text:span></text:p>
      <text:p text:style-name="P3"><text:tab/><text:span text:style-name="T1">With patience, you take the bag to the living room, fixing yourself a drink, you prepare a space on the floor to space the papers out. Once settled in, you start removing the papers, only to discover these are not papers, but tags, ID tags of patients of a certain hospital. </text:span></text:p>
      <text:p text:style-name="P3"/>
      <text:p text:style-name="P4">Cut Scene 1: This is how the game starts, as Andrea randomly finds the tags, reads the names and information of each tag, and discovers the psych ward these tags for these characters came from.</text:p>
      <text:p text:style-name="P4"/>
      <text:p text:style-name="P5">Cut Scene 2: </text:p>
      <text:p text:style-name="P3"/>
      <text:p text:style-name="P3">…. <text:span text:style-name="T1">continue edi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5T18:08:51.536533724</meta:creation-date>
    <dc:date>2020-02-15T18:45:02.236594974</dc:date>
    <meta:editing-duration>PT12M32S</meta:editing-duration>
    <meta:editing-cycles>2</meta:editing-cycles>
    <meta:generator>LibreOffice/6.2.3.2$MacOSX_X86_64 LibreOffice_project/aecc05fe267cc68dde00352a451aa867b3b546ac</meta:generator>
    <meta:document-statistic meta:table-count="0" meta:image-count="0" meta:object-count="0" meta:page-count="1" meta:paragraph-count="9" meta:word-count="194" meta:character-count="1084" meta:non-whitespace-character-count="893"/>
  </office:meta>
</office:document-meta>
</file>